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language="de" fo:country="DE" fo:font-weight="normal" officeooo:rsid="04224812" officeooo:paragraph-rsid="0012b9ef" style:font-weight-asian="normal" style:font-weight-complex="normal"/>
    </style:style>
    <style:style style:name="P2" style:family="paragraph" style:parent-style-name="Text_20_body">
      <style:text-properties fo:language="de" fo:country="DE" fo:font-weight="normal" officeooo:rsid="0be58da5" officeooo:paragraph-rsid="0012b9ef" style:font-weight-asian="normal" style:font-weight-complex="normal"/>
    </style:style>
    <style:style style:name="P3" style:family="paragraph" style:parent-style-name="Text_20_body">
      <style:text-properties fo:language="de" fo:country="DE" fo:font-weight="normal" officeooo:rsid="0d551238" officeooo:paragraph-rsid="0012b9ef" style:font-weight-asian="normal" style:font-weight-complex="normal"/>
    </style:style>
    <style:style style:name="P4" style:family="paragraph" style:parent-style-name="Text_20_body">
      <style:text-properties officeooo:rsid="07511c63" officeooo:paragraph-rsid="0012b9ef"/>
    </style:style>
    <style:style style:name="P5" style:family="paragraph" style:parent-style-name="Text_20_body">
      <style:text-properties officeooo:rsid="07573ed6" officeooo:paragraph-rsid="0012b9ef"/>
    </style:style>
    <style:style style:name="P6" style:family="paragraph" style:parent-style-name="Text_20_body">
      <style:text-properties officeooo:rsid="075ce452" officeooo:paragraph-rsid="0012b9ef"/>
    </style:style>
    <style:style style:name="P7" style:family="paragraph" style:parent-style-name="Text_20_body">
      <style:text-properties officeooo:rsid="092a87f5" officeooo:paragraph-rsid="0012b9ef"/>
    </style:style>
    <style:style style:name="P8" style:family="paragraph" style:parent-style-name="Text_20_body">
      <style:text-properties fo:font-weight="normal" officeooo:rsid="06da7e07" officeooo:paragraph-rsid="0012b9ef" style:font-weight-asian="normal" style:font-weight-complex="normal"/>
    </style:style>
    <style:style style:name="P9" style:family="paragraph" style:parent-style-name="Text_20_body">
      <style:text-properties fo:font-weight="normal" officeooo:rsid="0be58da5" officeooo:paragraph-rsid="0012b9ef" style:font-weight-asian="normal" style:font-weight-complex="normal"/>
    </style:style>
    <style:style style:name="P10" style:family="paragraph" style:parent-style-name="Text_20_body">
      <style:text-properties fo:font-weight="normal" officeooo:rsid="039de161" officeooo:paragraph-rsid="0012b9ef" style:font-weight-asian="normal" style:font-weight-complex="normal"/>
    </style:style>
    <style:style style:name="P11" style:family="paragraph" style:parent-style-name="Text_20_body">
      <style:text-properties officeooo:paragraph-rsid="0012b9ef"/>
    </style:style>
    <style:style style:name="T1" style:family="text">
      <style:text-properties officeooo:rsid="07d7ffbb"/>
    </style:style>
    <style:style style:name="T2" style:family="text">
      <style:text-properties officeooo:rsid="075ce452"/>
    </style:style>
    <style:style style:name="T3" style:family="text">
      <style:text-properties officeooo:rsid="079d2d35"/>
    </style:style>
    <style:style style:name="T4" style:family="text">
      <style:text-properties officeooo:rsid="07a11cea"/>
    </style:style>
    <style:style style:name="T5" style:family="text">
      <style:text-properties officeooo:rsid="07b28ebd"/>
    </style:style>
    <style:style style:name="T6" style:family="text">
      <style:text-properties officeooo:rsid="07b44ac7"/>
    </style:style>
    <style:style style:name="T7" style:family="text">
      <style:text-properties officeooo:rsid="0874ee1d"/>
    </style:style>
    <style:style style:name="T8" style:family="text">
      <style:text-properties officeooo:rsid="090ee748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5d5c713"/>
    </style:style>
    <style:style style:name="T11" style:family="text">
      <style:text-properties fo:language="de" fo:country="DE" officeooo:rsid="01afaab1"/>
    </style:style>
    <style:style style:name="T12" style:family="text">
      <style:text-properties fo:language="de" fo:country="DE" officeooo:rsid="05e2d028"/>
    </style:style>
    <style:style style:name="T13" style:family="text">
      <style:text-properties fo:language="de" fo:country="DE" officeooo:rsid="0a04f6a8"/>
    </style:style>
    <style:style style:name="T14" style:family="text">
      <style:text-properties fo:language="de" fo:country="DE" officeooo:rsid="0a03c512"/>
    </style:style>
    <style:style style:name="T15" style:family="text">
      <style:text-properties fo:language="de" fo:country="DE" officeooo:rsid="0a54ecd5"/>
    </style:style>
    <style:style style:name="T16" style:family="text">
      <style:text-properties fo:language="de" fo:country="DE" officeooo:rsid="0a620338"/>
    </style:style>
    <style:style style:name="T17" style:family="text">
      <style:text-properties fo:language="de" fo:country="DE" officeooo:rsid="022b3ecc"/>
    </style:style>
    <style:style style:name="T18" style:family="text">
      <style:text-properties fo:language="de" fo:country="DE" officeooo:rsid="072bb7d1"/>
    </style:style>
    <style:style style:name="T19" style:family="text">
      <style:text-properties fo:language="de" fo:country="DE" officeooo:rsid="03a039d4"/>
    </style:style>
    <style:style style:name="T20" style:family="text">
      <style:text-properties fo:language="de" fo:country="DE" officeooo:rsid="0c5a4be5"/>
    </style:style>
    <style:style style:name="T21" style:family="text">
      <style:text-properties fo:language="de" fo:country="DE" officeooo:rsid="0c79050b"/>
    </style:style>
    <style:style style:name="T22" style:family="text">
      <style:text-properties fo:language="de" fo:country="DE" officeooo:rsid="0c7a3e46"/>
    </style:style>
    <style:style style:name="T23" style:family="text">
      <style:text-properties officeooo:rsid="098905a4"/>
    </style:style>
    <style:style style:name="T24" style:family="text">
      <style:text-properties officeooo:rsid="099a8628"/>
    </style:style>
    <style:style style:name="T25" style:family="text">
      <style:text-properties officeooo:rsid="0e63becc"/>
    </style:style>
    <style:style style:name="T26" style:family="text">
      <style:text-properties officeooo:rsid="059adf18"/>
    </style:style>
    <style:style style:name="T27" style:family="text">
      <style:text-properties officeooo:rsid="09cf5581"/>
    </style:style>
    <style:style style:name="T28" style:family="text">
      <style:text-properties officeooo:rsid="07511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8">Todos </text:span></text:p>
      <text:p text:style-name="P4">- <text:span text:style-name="T1">Randbemerkungen überall gleicher Beginn? Geschweifte Klammern im Programmcode immer gleich?</text:span></text:p>
      <text:p text:style-name="P5">- Mehr Merksätze</text:p>
      <text:p text:style-name="P5">- <text:span text:style-name="T2">Testgetrieben immer groß/klein schreiben?</text:span></text:p>
      <text:p text:style-name="P6">- <text:span text:style-name="T3">habe ich % immer mit Leerzeichnen von der Zahl getrennt?</text:span></text:p>
      <text:p text:style-name="P6">- <text:span text:style-name="T4">Doppelte Leerzeichen suchen? Komische Pfeile suchen</text:span></text:p>
      <text:p text:style-name="P6">- <text:span text:style-name="T5">suchen ob ich irgendwo meinName (meinName) in der Kommandozeile vergessen habe</text:span></text:p>
      <text:p text:style-name="P6">- <text:span text:style-name="T6">Kapitel-Verweise alle kursiv?</text:span></text:p>
      <text:p text:style-name="P6">- <text:span text:style-name="T7">todo Vorgeplänkel</text:span></text:p>
      <text:p text:style-name="P6">- <text:span text:style-name="T10">Todo pHPunit überall gleich geschrieben?</text:span></text:p>
      <text:p text:style-name="P7">- <text:span text:style-name="T23">var/www/html löschen und joomla mit / beginnen</text:span></text:p>
      <text:p text:style-name="P7">- <text:span text:style-name="T23">Joomla mit !</text:span></text:p>
      <text:p text:style-name="P7">- <text:span text:style-name="T24">your are running </text:span><text:bookmark-start text:name="__DdeLink__12293_1679721860"/><text:span text:style-name="T24">xdebug</text:span><text:bookmark-end text:name="__DdeLink__12293_1679721860"/></text:p>
      <text:p text:style-name="P7">- <text:span text:style-name="T25">alle Bilder druchgucken wegen beschriftung</text:span></text:p>
      <text:p text:style-name="P7">- <text:span text:style-name="T11"><text:s/></text:span><text:span text:style-name="T12">todo Assert Methode überall gleich geschrieben?</text:span></text:p>
      <text:p text:style-name="P7"><text:span text:style-name="T12">- </text:span><text:span text:style-name="T13">wichtige merksätze mit </text:span><text:span text:style-name="T14">HALTEN WIR ALSO FEST:</text:span></text:p>
      <text:p text:style-name="P11"><text:span text:style-name="T14">- </text:span><text:span text:style-name="T15">methode und funktion immer richtig verwendet </text:span><text:span text:style-name="T16">(Methoden gehören immer zu einer Klasse, )</text:span><text:span text:style-name="T15">?</text:span></text:p>
      <text:p text:style-name="P11"><text:span text:style-name="T15">-</text:span><text:span text:style-name="T17">(todo Fixture überall gleich geschrieben?)</text:span></text:p>
      <text:p text:style-name="P8"><text:span text:style-name="T17">(todo wie mache ich das mit {} Klammern? Zeile frei lassen?, </text:span><text:span text:style-name="T18">Backend Administrationsbereich?</text:span><text:span text:style-name="T17">)</text:span></text:p>
      <text:p text:style-name="P9"><text:span text:style-name="T17">B</text:span><text:span text:style-name="T9">indestriche vereinheitlichen</text:span></text:p>
      <text:p text:style-name="P2"/>
      <text:p text:style-name="P10"><text:span text:style-name="T19">(Todo </text:span><text:span text:style-name="T20">Joommla </text:span><text:span text:style-name="T19">Ändern auf Installation mit Sprache nachinstallieren im letzten Schritt)</text:span></text:p>
      <text:p text:style-name="P10"><text:span text:style-name="T19">- </text:span><text:span text:style-name="T21">Todo Fragen und wichtige </text:span><text:span text:style-name="T22">Merksätze</text:span></text:p>
      <text:p text:style-name="P3"/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8pt" fo:font-weight="bold" style:font-size-asian="15.6999998092651pt" style:font-weight-asian="bold" style:font-size-complex="18pt" style:font-weight-complex="6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0:16:20.193970419</meta:creation-date>
    <dc:date>2017-04-18T00:19:10.100487853</dc:date>
    <meta:editing-duration>PT2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52" meta:character-count="1045" meta:non-whitespace-character-count="913"/>
  </office:meta>
</office:document-meta>
</file>